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93/2024</text:p>
            <text:p text:style-name="Normální">KVOP-378/2025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ý pan</text:p>
            <text:p text:style-name="Normální">N. B.</text:p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<text:s/>Sb., o svobodném přístupu k informacím</text:h>
      <text:p text:style-name="Základnítext">Vážený pane B.,</text:p>
      <text:p text:style-name="Základnítext">dne 27. 12. 2024 obdržela Kancelář veřejného ochránce práv Vaši žádost o informace. Ptáte se, zda existuje obdobná publikace, jako je Zpráva z návštěv vazebních věznic (2022), ale týkající se výkonu trestu odnětí svobody. Pokud ano, žádáte o její zaslání.</text:p>
      <text:p text:style-name="Základnítext">Taková zpráva existuje, ale je již z roku 2016. Zasíláme ji v příloze.</text:p>
      <text:p text:style-name="Základnítext">S pozdravem</text:p>
      <text:p text:style-name="Základnítext"/>
      <text:p text:style-name="P18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<text:span text:style-name="T19">Zpráva z návštěv věznic</text:span><text:span text:style-name="T20"><text:s/>(2016)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3IFO*</text:span></text:p>
        <text:p text:style-name="P12"><text:span text:style-name="T13">KVOPX00F3IFO</text:span>KVOPX00F3IFO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1-09T07:57:00Z</meta:creation-date>
    <dc:date>2025-01-09T09:03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00" meta:character-count="690" meta:row-count="4" meta:non-whitespace-character-count="591"/>
  </office:meta>
</office:document-meta>
</file>